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177cm"/>
    </style:style>
    <style:style style:name="co4" style:family="table-column">
      <style:table-column-properties fo:break-before="auto" style:column-width="7.176cm"/>
    </style:style>
    <style:style style:name="co5" style:family="table-column">
      <style:table-column-properties fo:break-before="auto" style:column-width="7.408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10.253cm"/>
    </style:style>
    <style:style style:name="co8" style:family="table-column">
      <style:table-column-properties fo:break-before="auto" style:column-width="3.12cm"/>
    </style:style>
    <style:style style:name="co9" style:family="table-column">
      <style:table-column-properties fo:break-before="auto" style:column-width="3.651cm"/>
    </style:style>
    <style:style style:name="co10" style:family="table-column">
      <style:table-column-properties fo:break-before="auto" style:column-width="4.798cm"/>
    </style:style>
    <style:style style:name="co11" style:family="table-column">
      <style:table-column-properties fo:break-before="auto" style:column-width="4.098cm"/>
    </style:style>
    <style:style style:name="co12" style:family="table-column">
      <style:table-column-properties fo:break-before="auto" style:column-width="8.597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5.498cm"/>
    </style:style>
    <style:style style:name="co15" style:family="table-column">
      <style:table-column-properties fo:break-before="auto" style:column-width="5.54cm"/>
    </style:style>
    <style:style style:name="co16" style:family="table-column">
      <style:table-column-properties fo:break-before="auto" style:column-width="3.247cm"/>
    </style:style>
    <style:style style:name="co17" style:family="table-column">
      <style:table-column-properties fo:break-before="auto" style:column-width="5.731cm"/>
    </style:style>
    <style:style style:name="co18" style:family="table-column">
      <style:table-column-properties fo:break-before="auto" style:column-width="7.535cm"/>
    </style:style>
    <style:style style:name="co19" style:family="table-column">
      <style:table-column-properties fo:break-before="auto" style:column-width="6.877cm"/>
    </style:style>
    <style:style style:name="co20" style:family="table-column">
      <style:table-column-properties fo:break-before="auto" style:column-width="7.643cm"/>
    </style:style>
    <style:style style:name="co21" style:family="table-column">
      <style:table-column-properties fo:break-before="auto" style:column-width="4.33cm"/>
    </style:style>
    <style:style style:name="co22" style:family="table-column">
      <style:table-column-properties fo:break-before="auto" style:column-width="8.724cm"/>
    </style:style>
    <style:style style:name="co23" style:family="table-column">
      <style:table-column-properties fo:break-before="auto" style:column-width="6.198cm"/>
    </style:style>
    <style:style style:name="co24" style:family="table-column">
      <style:table-column-properties fo:break-before="auto" style:column-width="3.395cm"/>
    </style:style>
    <style:style style:name="co25" style:family="table-column">
      <style:table-column-properties fo:break-before="auto" style:column-width="4.521cm"/>
    </style:style>
    <style:style style:name="co26" style:family="table-column">
      <style:table-column-properties fo:break-before="auto" style:column-width="6.262cm"/>
    </style:style>
    <style:style style:name="co27" style:family="table-column">
      <style:table-column-properties fo:break-before="auto" style:column-width="3.609cm"/>
    </style:style>
    <style:style style:name="co28" style:family="table-column">
      <style:table-column-properties fo:break-before="auto" style:column-width="4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2.868cm" fo:break-before="auto" style:use-optimal-row-height="true"/>
    </style:style>
    <style:style style:name="ro4" style:family="table-row">
      <style:table-row-properties style:row-height="2.06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4.08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ro9" style:family="table-row">
      <style:table-row-properties style:row-height="6.523cm" fo:break-before="auto" style:use-optimal-row-height="true"/>
    </style:style>
    <style:style style:name="ro10" style:family="table-row">
      <style:table-row-properties style:row-height="1.252cm" fo:break-before="auto" style:use-optimal-row-height="true"/>
    </style:style>
    <style:style style:name="ro11" style:family="table-row">
      <style:table-row-properties style:row-height="6.927cm" fo:break-before="auto" style:use-optimal-row-height="true"/>
    </style:style>
    <style:style style:name="ro12" style:family="table-row">
      <style:table-row-properties style:row-height="3.676cm" fo:break-before="auto" style:use-optimal-row-height="true"/>
    </style:style>
    <style:style style:name="ro13" style:family="table-row">
      <style:table-row-properties style:row-height="4.888cm" fo:break-before="auto" style:use-optimal-row-height="true"/>
    </style:style>
    <style:style style:name="ro14" style:family="table-row">
      <style:table-row-properties style:row-height="6.119cm" fo:break-before="auto" style:use-optimal-row-height="true"/>
    </style:style>
    <style:style style:name="ro15" style:family="table-row">
      <style:table-row-properties style:row-height="5.715cm" fo:break-before="auto" style:use-optimal-row-height="true"/>
    </style:style>
    <style:style style:name="ro16" style:family="table-row">
      <style:table-row-properties style:row-height="4.484cm" fo:break-before="auto" style:use-optimal-row-height="true"/>
    </style:style>
    <style:style style:name="ro17" style:family="table-row">
      <style:table-row-properties style:row-height="5.3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9" style:family="table-cell" style:parent-style-name="Default">
      <style:table-cell-properties fo:background-color="#5983b0" style:text-align-source="fix" style:repeat-content="false" fo:wrap-option="wrap" fo:border="0.74pt solid #000000" style:vertical-align="top"/>
      <style:paragraph-properties fo:text-align="start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5983b0" style:text-align-source="fix" style:repeat-content="false" fo:wrap-option="wrap" fo:border="0.74pt solid #000000" style:vertical-align="to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5983b0" style:text-align-source="fix" style:repeat-content="false" fo:wrap-option="no-wrap" fo:border="0.74pt solid #000000" style:vertical-align="to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cm"/>
    </style:style>
    <style:style style:name="ce1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start" fo:margin-left="0cm"/>
      <style:text-properties fo:color="#ffffff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History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6379"/>
        </table:table-row>
        <table:table-row table:style-name="ro1">
          <table:table-cell table:number-columns-repeated="2"/>
          <table:table-cell table:style-name="ce19" office:value-type="string" calcext:value-type="string">
            <text:p>Client</text:p>
          </table:table-cell>
          <table:table-cell table:style-name="ce6" office:value-type="string" calcext:value-type="string">
            <text:p>Vguard</text:p>
          </table:table-cell>
          <table:table-cell table:style-name="ce9"/>
          <table:table-cell table:number-columns-repeated="16379"/>
        </table:table-row>
        <table:table-row table:style-name="ro1">
          <table:table-cell table:number-columns-repeated="2"/>
          <table:table-cell table:style-name="ce4" office:value-type="string" calcext:value-type="string">
            <text:p>Project Name</text:p>
          </table:table-cell>
          <table:table-cell table:style-name="ce7" office:value-type="string" calcext:value-type="string">
            <text:p>Project Pehchan - </text:p>
          </table:table-cell>
          <table:table-cell table:style-name="ce10"/>
          <table:table-cell table:number-columns-repeated="16379"/>
        </table:table-row>
        <table:table-row table:style-name="ro1">
          <table:table-cell table:number-columns-repeated="2"/>
          <table:table-cell table:style-name="ce4" office:value-type="string" calcext:value-type="string">
            <text:p>Prepared By</text:p>
          </table:table-cell>
          <table:table-cell table:style-name="ce7" office:value-type="string" calcext:value-type="string">
            <text:p>Subba Reddy Dusani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" table:number-rows-spanned="3">
            <text:p>Vesion No</text:p>
          </table:table-cell>
          <table:table-cell table:style-name="ce7" office:value-type="string" calcext:value-type="string">
            <text:p>Version 1.0</text:p>
          </table:table-cell>
          <table:table-cell table:style-name="ce7" office:value-type="string" calcext:value-type="string">
            <text:p>Added Test Cases for basic functionalilities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 table:style-name="ce19"/>
          <table:table-cell table:style-name="ce7" office:value-type="string" calcext:value-type="string">
            <text:p>Version 2.0</text:p>
          </table:table-cell>
          <table:table-cell table:style-name="ce7" office:value-type="string" calcext:value-type="string">
            <text:p>Updated with Client Feedback</text:p>
          </table:table-cell>
          <table:table-cell table:number-columns-repeated="16379"/>
        </table:table-row>
        <table:table-row table:style-name="ro1">
          <table:table-cell table:number-columns-repeated="2"/>
          <table:covered-table-cell table:style-name="ce19"/>
          <table:table-cell table:style-name="ce7" office:value-type="string" calcext:value-type="string">
            <text:p>Version 3.0</text:p>
          </table:table-cell>
          <table:table-cell table:style-name="ce7" office:value-type="string" calcext:value-type="string">
            <text:p>Added Test Cases for new functionalilities</text:p>
          </table:table-cell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2"/>
          <table:table-cell table:style-name="ce8" table:number-columns-repeated="2"/>
          <table:table-cell table:number-columns-repeated="1637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st Scenarios" table:style-name="ta1"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row table:style-name="ro1">
          <table:table-cell table:style-name="ce11" table:number-columns-repeated="5"/>
        </table:table-row>
        <table:table-row table:style-name="ro1">
          <table:table-cell office:value-type="string" calcext:value-type="string">
            <text:p>Project Name</text:p>
          </table:table-cell>
          <table:table-cell table:style-name="ce14" office:value-type="string" calcext:value-type="string" table:number-columns-spanned="2" table:number-rows-spanned="1">
            <text:p>eSeal Web Application</text:p>
          </table:table-cell>
          <table:covered-table-cell table:style-name="ce15"/>
          <table:table-cell table:style-name="ce11" table:number-columns-repeated="2"/>
        </table:table-row>
        <table:table-row table:style-name="ro1">
          <table:table-cell office:value-type="string" calcext:value-type="string">
            <text:p>Client</text:p>
          </table:table-cell>
          <table:table-cell table:style-name="ce14" office:value-type="string" calcext:value-type="string" table:number-columns-spanned="2" table:number-rows-spanned="1">
            <text:p>Vguard</text:p>
          </table:table-cell>
          <table:covered-table-cell table:style-name="ce15"/>
          <table:table-cell table:style-name="ce11" table:number-columns-repeated="2"/>
        </table:table-row>
        <table:table-row table:style-name="ro1">
          <table:table-cell office:value-type="string" calcext:value-type="string">
            <text:p>Reference Document</text:p>
          </table:table-cell>
          <table:table-cell table:style-name="ce14" office:value-type="string" calcext:value-type="string" table:number-columns-spanned="2" table:number-rows-spanned="1">
            <text:p>Application URL (BRS Document not provided)</text:p>
          </table:table-cell>
          <table:covered-table-cell table:style-name="ce15"/>
          <table:table-cell table:style-name="ce11" table:number-columns-repeated="2"/>
        </table:table-row>
        <table:table-row table:style-name="ro1">
          <table:table-cell office:value-type="string" calcext:value-type="string">
            <text:p>Created By</text:p>
          </table:table-cell>
          <table:table-cell table:style-name="ce14" office:value-type="string" calcext:value-type="string" table:number-columns-spanned="2" table:number-rows-spanned="1">
            <text:p>Subba Reddy Dusani</text:p>
          </table:table-cell>
          <table:covered-table-cell table:style-name="ce15"/>
          <table:table-cell table:style-name="ce11" table:number-columns-repeated="2"/>
        </table:table-row>
        <table:table-row table:style-name="ro1">
          <table:table-cell office:value-type="string" calcext:value-type="string">
            <text:p>Creation Date</text:p>
          </table:table-cell>
          <table:table-cell table:style-name="ce14" table:number-columns-spanned="2" table:number-rows-spanned="1"/>
          <table:covered-table-cell table:style-name="ce15"/>
          <table:table-cell table:style-name="ce11" table:number-columns-repeated="2"/>
        </table:table-row>
        <table:table-row table:style-name="ro1">
          <table:table-cell office:value-type="string" calcext:value-type="string">
            <text:p>Approval Date</text:p>
          </table:table-cell>
          <table:table-cell table:style-name="ce14" table:number-columns-spanned="2" table:number-rows-spanned="1"/>
          <table:covered-table-cell table:style-name="ce15"/>
          <table:table-cell table:style-name="ce11" table:number-columns-repeated="2"/>
        </table:table-row>
        <table:table-row table:style-name="ro1" table:number-rows-repeated="2">
          <table:table-cell table:style-name="ce11" table:number-columns-repeated="5"/>
        </table:table-row>
        <table:table-row table:style-name="ro1">
          <table:table-cell table:style-name="ce13" office:value-type="string" calcext:value-type="string">
            <text:p>Test Scenario ID</text:p>
          </table:table-cell>
          <table:table-cell table:style-name="ce13" office:value-type="string" calcext:value-type="string">
            <text:p>Reference</text:p>
          </table:table-cell>
          <table:table-cell table:style-name="ce13" office:value-type="string" calcext:value-type="string">
            <text:p>Test Scenario Description</text:p>
          </table:table-cell>
          <table:table-cell table:style-name="ce13" office:value-type="string" calcext:value-type="string">
            <text:p>Priority</text:p>
          </table:table-cell>
          <table:table-cell table:style-name="ce13" office:value-type="string" calcext:value-type="string">
            <text:p>Number of Test Cases</text:p>
          </table:table-cell>
        </table:table-row>
        <table:table-row table:style-name="ro1">
          <table:table-cell office:value-type="string" calcext:value-type="string">
            <text:p>TS_001_Login Functionality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Login functionality</text:p>
          </table:table-cell>
          <table:table-cell office:value-type="string" calcext:value-type="string">
            <text:p>P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S_002_Logout Functionality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Logout functionality</text:p>
          </table:table-cell>
          <table:table-cell office:value-type="string" calcext:value-type="string">
            <text:p>P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S_003_Forgot Password Functionality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Forgot Password functionality</text:p>
          </table:table-cell>
          <table:table-cell office:value-type="string" calcext:value-type="string">
            <text:p>P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S_004_Home Page Functionality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Home Page functionality</text:p>
          </table:table-cell>
          <table:table-cell office:value-type="string" calcext:value-type="string">
            <text:p>P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#Search!A1" xlink:type="simple">(TS_005)Search Functionality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Search functionality</text:p>
          </table:table-cell>
          <table:table-cell office:value-type="string" calcext:value-type="string">
            <text:p>P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Change Password!A1" xlink:type="simple">(TS_015)Change Password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Account &gt; 'Change Password' functionality</text:p>
          </table:table-cell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Address Book!A1" xlink:type="simple">(TS_016)Address Book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Account &gt; 'Address Book' functionality</text:p>
          </table:table-cell>
          <table:table-cell office:value-type="string" calcext:value-type="string">
            <text:p>P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a xlink:href="#Order History!A1" xlink:type="simple">(TS_017)Order History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Orders &gt; 'Order History' functionality</text:p>
          </table:table-cell>
          <table:table-cell office:value-type="string" calcext:value-type="string">
            <text:p>P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<text:a xlink:href="#Order Information!A1" xlink:type="simple">(TS_018)Order Information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Orders &gt; 'Order Information' functionality</text:p>
          </table:table-cell>
          <table:table-cell office:value-type="string" calcext:value-type="string">
            <text:p>P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<text:a xlink:href="#Product Returns!A1" xlink:type="simple">(TS_019)Product Return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Orders &gt; 'Product Returns' functionality</text:p>
          </table:table-cell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a xlink:href="#Downloads!A1" xlink:type="simple">(TS_020)Download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Orders &gt; 'Downloads' functionality</text:p>
          </table:table-cell>
          <table:table-cell office:value-type="string" calcext:value-type="string">
            <text:p>P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Reward Points!A1" xlink:type="simple">(TS_021)Reward Point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Orders &gt; 'Reward Points' functionality</text:p>
          </table:table-cell>
          <table:table-cell office:value-type="string" calcext:value-type="string">
            <text:p>P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#Returns!A1" xlink:type="simple">(TS_022)Returns Page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Orders &gt; 'Returned Requests' functionality</text:p>
          </table:table-cell>
          <table:table-cell office:value-type="string" calcext:value-type="string">
            <text:p>P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<text:a xlink:href="#Transactions!A1" xlink:type="simple">(TS_023)Transaction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Orders &gt; 'Your Transactions' functionality</text:p>
          </table:table-cell>
          <table:table-cell office:value-type="string" calcext:value-type="string">
            <text:p>P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<text:a xlink:href="#Recurring Payments!A1" xlink:type="simple">(TS_024)Recurring Payment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My Orders &gt; 'Recurring Payments' functionality</text:p>
          </table:table-cell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a xlink:href="#Affiliate!A1" xlink:type="simple">(TS_025)Affiliate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'Affiliate' functionality</text:p>
          </table:table-cell>
          <table:table-cell office:value-type="string" calcext:value-type="string">
            <text:p>P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Newsletter!A1" xlink:type="simple">(TS_026)Newsletter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'Newsletter' functionality</text:p>
          </table:table-cell>
          <table:table-cell office:value-type="string" calcext:value-type="string">
            <text:p>P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Contact Us!A1" xlink:type="simple">(TS_027)Contact U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'Contact Us' page functionality</text:p>
          </table:table-cell>
          <table:table-cell office:value-type="string" calcext:value-type="string">
            <text:p>P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#Gift Certificate!A1" xlink:type="simple">(TS_028)Gift Certificate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'Gift Certificate' page functionality</text:p>
          </table:table-cell>
          <table:table-cell office:value-type="string" calcext:value-type="string">
            <text:p>P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a xlink:href="#Specail Offers!A1" xlink:type="simple">(TS_029)Special Offer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'Speal Offers' page functionality</text:p>
          </table:table-cell>
          <table:table-cell office:value-type="string" calcext:value-type="string">
            <text:p>P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<text:a xlink:href="#Header Menu Footer Options!A1" xlink:type="simple">(TS_030)Header Menu Footer Option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working of 'Header' options, 'Menu' options and 'Footer' options</text:p>
          </table:table-cell>
          <table:table-cell office:value-type="string" calcext:value-type="string">
            <text:p>P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Currencies!A1" xlink:type="simple">(TS_031)Currencies</text:a></text:p>
          </table:table-cell>
          <table:table-cell office:value-type="string" calcext:value-type="string">
            <text:p>Application URL</text:p>
          </table:table-cell>
          <table:table-cell office:value-type="string" calcext:value-type="string">
            <text:p>Verify the complete Application functionality for different currencies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ogin" table:style-name="ta1">
        <table:table-column table:style-name="co1" table:number-columns-repeated="2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" table:number-columns-repeated="16377" table:default-cell-style-name="ce33"/>
        <table:table-row table:style-name="ro1">
          <table:table-cell table:style-name="ce16" office:value-type="string" calcext:value-type="string">
            <text:p>Test Case ID</text:p>
          </table:table-cell>
          <table:table-cell table:style-name="ce16" office:value-type="string" calcext:value-type="string">
            <text:p>Test Scenario </text:p>
          </table:table-cell>
          <table:table-cell table:style-name="ce16" office:value-type="string" calcext:value-type="string">
            <text:p>Test Case Title</text:p>
          </table:table-cell>
          <table:table-cell table:style-name="ce16" office:value-type="string" calcext:value-type="string">
            <text:p>Pre-requisites</text:p>
          </table:table-cell>
          <table:table-cell table:style-name="ce16" office:value-type="string" calcext:value-type="string">
            <text:p>Test Steps</text:p>
          </table:table-cell>
          <table:table-cell table:style-name="ce16" office:value-type="string" calcext:value-type="string">
            <text:p>Test Data</text:p>
          </table:table-cell>
          <table:table-cell table:style-name="ce16" office:value-type="string" calcext:value-type="string">
            <text:p>Expected Result (ER)</text:p>
          </table:table-cell>
          <table:table-cell table:style-name="ce16" office:value-type="string" calcext:value-type="string">
            <text:p>Actual Result</text:p>
          </table:table-cell>
          <table:table-cell table:style-name="ce16" office:value-type="string" calcext:value-type="string">
            <text:p>Priority</text:p>
          </table:table-cell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Comments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 table:number-columns-spanned="2" table:number-rows-spanned="1">
            <text:p><text:a xlink:href="#Test Scenarios!A10" xlink:type="simple">&lt;&lt; Test Scenarios</text:a></text:p>
          </table:table-cell>
          <table:covered-table-cell/>
          <table:table-cell table:style-name="ce18" table:number-columns-repeated="9"/>
          <table:table-cell table:number-columns-repeated="16373"/>
        </table:table-row>
        <table:table-row table:style-name="ro3">
          <table:table-cell table:style-name="ce8" office:value-type="string" calcext:value-type="string">
            <text:p>TC_LF_001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using valid credentials</text:p>
          </table:table-cell>
          <table:table-cell table:style-name="ce8" office:value-type="string" calcext:value-type="string">
            <text:p>1. Open the Application URL (https://vguard-bt-stg.esealcom.com/login) in any supported Browser</text:p>
            <text:p>2. Login credentials for an existing account are required</text:p>
          </table:table-cell>
          <table:table-cell table:style-name="ce8" office:value-type="string" calcext:value-type="string">
            <text:p>1.Launch Browser and navigate to login page    3. Enter valid email address into the 'E-Mail Address' field - &lt;Refer Test Data&gt;</text:p>
            <text:p>4. Enter valid password into the 'Password' field - &lt;Refer Test Data&gt;</text:p>
            <text:p>5. Click on 'Login' button (Verify ER-2)</text:p>
          </table:table-cell>
          <table:table-cell table:style-name="ce8" office:value-type="string" calcext:value-type="string">
            <text:p>Email Address - amotooricap1@gmail.com</text:p>
            <text:p/>
            <text:p>Password -</text:p>
            <text:p>12345</text:p>
          </table:table-cell>
          <table:table-cell table:style-name="ce8" office:value-type="string" calcext:value-type="string">
            <text:p>1.User should be navigated to Login page</text:p>
            <text:p>2.User should get logged in and taken to the 'Account' page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LF_002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using invalid credentials (i.e. Invalid email address and Invalid Password)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Enter invalid email address into the 'E-Mail Address' field - &lt;Refer Test Data&gt; </text:p>
            <text:p>4. Enter invalid password into the 'Password' field - &lt;Refer Test Data&gt;</text:p>
            <text:p>5. Click on 'Login' button (Verify ER-1)</text:p>
          </table:table-cell>
          <table:table-cell table:style-name="ce8" office:value-type="string" calcext:value-type="string">
            <text:p>Email Address - xyzabc123@gmail.com</text:p>
            <text:p/>
            <text:p>Password - </text:p>
            <text:p>xyzabc123</text:p>
          </table:table-cell>
          <table:table-cell table:style-name="ce8" office:value-type="string" calcext:value-type="string">
            <text:p>1. Warning message with the text 'Warning: No match for E-Mail Address and/or Password.' should be displayed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LF_003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using invalid email address and valid Password)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Enter invalid email address into the 'E-Mail Address' field - &lt;Refer Test Data&gt;</text:p>
            <text:p>4. Enter valid password into the 'Password' field - &lt;Refer Test Data&gt;</text:p>
            <text:p>5. Click on 'Login' button (Verify ER-1)</text:p>
          </table:table-cell>
          <table:table-cell table:style-name="ce8" office:value-type="string" calcext:value-type="string">
            <text:p>Email Address - xyzabc123@gmail.com</text:p>
            <text:p/>
            <text:p>Password - </text:p>
            <text:p>12345</text:p>
          </table:table-cell>
          <table:table-cell table:style-name="ce8" office:value-type="string" calcext:value-type="string">
            <text:p>1. Warning message with the text 'Warning: No match for E-Mail Address and/or Password.' should be displayed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LF_004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using valid email address and invalid Password)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Enter valid email address into the 'E-Mail Address' field - &lt;Refer Test Data&gt;</text:p>
            <text:p>4. Enter invalid password into the 'Password' field - &lt;Refer Test Data&gt;</text:p>
            <text:p>5. Click on 'Login' button (Verify ER-1)</text:p>
          </table:table-cell>
          <table:table-cell table:style-name="ce8" office:value-type="string" calcext:value-type="string">
            <text:p>Email Address - amotoori3@gmail.com</text:p>
            <text:p/>
            <text:p>Password -</text:p>
            <text:p>xyzabc123</text:p>
          </table:table-cell>
          <table:table-cell table:style-name="ce8" office:value-type="string" calcext:value-type="string">
            <text:p>1. Warning message with the text 'Warning: No match for E-Mail Address and/or Password.' should be displayed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LF_005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without providing any credentials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Don't enter anything into the 'E-Mail Address' field</text:p>
            <text:p>4. Don't enter anything into the 'Password' field</text:p>
            <text:p>5. Click on 'Login' butt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Warning message with the text 'Warning: No match for E-Mail Address and/or Password.' should be displayed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F_006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'Forgotten Password' link is available in the Login page and is working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</text:p>
            <text:p>3. Click on 'Forgotten Password' link (ER-2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'Forgotten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6">
          <table:table-cell table:style-name="ce8" office:value-type="string" calcext:value-type="string">
            <text:p>TC_LF_007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using Keyboard keys (Tab and Enter)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Press Tab keyboard key until the control comes to the E-Mail Address text field and enter the valid email address - &lt;Refer Test Data&gt;</text:p>
            <text:p>4. Press Tab keyboard key to move the control to Password text field and enter the valid password - &lt;Refer Test Data&gt;</text:p>
            <text:p>5. Press Tab keyboard key until the control comes 'Login' button and press 'Enter' key to submit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able to log into the application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F_008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E-Mail Address and Password text fields in the Login page have the place holder text 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place holder text should be displayed inside the 'E-Mail Address' and 'Password' text fields</text:p>
          </table:table-cell>
          <table:table-cell table:style-name="ce18" table:number-columns-repeated="4"/>
          <table:table-cell table:number-columns-repeated="16373"/>
        </table:table-row>
        <table:table-row table:style-name="ro7">
          <table:table-cell table:style-name="ce8" office:value-type="string" calcext:value-type="string">
            <text:p>TC_LF_009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and browsing back using Browser back button 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</text:p>
            <text:p>3. Enter valid email address into the 'E-Mail Address' field - &lt;Refer Test Data&gt;</text:p>
            <text:p>4. Enter valid password into the 'Password' field - &lt;Refer Test Data&gt;</text:p>
            <text:p>5. Click on 'Login' button </text:p>
            <text:p>6. Click on Browser back button (ER-1)</text:p>
          </table:table-cell>
          <table:table-cell table:style-name="ce8" office:value-type="string" calcext:value-type="string">
            <text:p>Email Address - amotoori3@gmail.com</text:p>
            <text:p/>
            <text:p>Password -</text:p>
            <text:p>12345</text:p>
          </table:table-cell>
          <table:table-cell table:style-name="ce8" office:value-type="string" calcext:value-type="string">
            <text:p>1. User should not logged out</text:p>
          </table:table-cell>
          <table:table-cell table:style-name="ce18" table:number-columns-repeated="4"/>
          <table:table-cell table:number-columns-repeated="16373"/>
        </table:table-row>
        <table:table-row table:style-name="ro6">
          <table:table-cell table:style-name="ce8" office:value-type="string" calcext:value-type="string">
            <text:p>TC_LF_010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out from the Application and browsing back using Browser back button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</text:p>
            <text:p>3. Enter valid email address into the 'E-Mail Address' field - &lt;Refer Test Data&gt;</text:p>
            <text:p>4. Enter valid password into the 'Password' field - &lt;Refer Test Data&gt;</text:p>
            <text:p>5. Click on 'Login' button </text:p>
            <text:p>6. Click on 'My Account' Dropmenu and select 'Logout' option </text:p>
            <text:p>7. Click on Browser back button (ER-1)</text:p>
          </table:table-cell>
          <table:table-cell table:style-name="ce8" office:value-type="string" calcext:value-type="string">
            <text:p>Email Address - amotoori3@gmail.com</text:p>
            <text:p/>
            <text:p>Password -</text:p>
            <text:p>12345</text:p>
          </table:table-cell>
          <table:table-cell table:style-name="ce8" office:value-type="string" calcext:value-type="string">
            <text:p>1. User should not get loggedin again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LF_011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using inactive credentials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</text:p>
            <text:p>3. Enter valid email address of an inactive account into the 'E-Mail Address' field - &lt;Refer Test Data&gt;</text:p>
            <text:p>4. Enter valid password of an inactive account into the 'Password' field - &lt;Refer Test Data&gt;</text:p>
            <text:p>5. Click on 'Login' button (ER-1)</text:p>
          </table:table-cell>
          <table:table-cell table:style-name="ce8" office:value-type="string" calcext:value-type="string">
            <text:p>Email Address - amotooricap123454321@gmail.com</text:p>
            <text:p/>
            <text:p>Password -</text:p>
            <text:p>12345</text:p>
          </table:table-cell>
          <table:table-cell table:style-name="ce8" office:value-type="string" calcext:value-type="string">
            <text:p>1. User should not be able to login</text:p>
          </table:table-cell>
          <table:table-cell table:style-name="ce18" table:number-columns-repeated="4"/>
          <table:table-cell table:number-columns-repeated="16373"/>
        </table:table-row>
        <table:table-row table:style-name="ro7">
          <table:table-cell table:style-name="ce8" office:value-type="string" calcext:value-type="string">
            <text:p>TC_LF_012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he number of unsucessful login attemps 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Enter invalid email address into the 'E-Mail Address' field - &lt;Refer Test Data&gt;</text:p>
            <text:p>4. Enter invalid password into the 'Password' field - &lt;Refer Test Data&gt;</text:p>
            <text:p>5. Click on 'Login' button </text:p>
            <text:p>6. Repeat Step 5 for 5 more times (ER-1)</text:p>
          </table:table-cell>
          <table:table-cell table:style-name="ce8" office:value-type="string" calcext:value-type="string">
            <text:p>Email Address - xyzabc123@gmail.com</text:p>
            <text:p/>
            <text:p>Password - </text:p>
            <text:p>xyzabc123</text:p>
          </table:table-cell>
          <table:table-cell table:style-name="ce8" office:value-type="string" calcext:value-type="string">
            <text:p>1. Warning message with the text ' Warning: Your account has exceeded allowed number of login attempts. Please try again in 1 hour.' should be displayed for the 6th time of clicking the 'Login' button with the same invalid credentials</text:p>
          </table:table-cell>
          <table:table-cell table:style-name="ce18" table:number-columns-repeated="4"/>
          <table:table-cell table:number-columns-repeated="16373"/>
        </table:table-row>
        <table:table-row table:style-name="ro8">
          <table:table-cell table:style-name="ce8" office:value-type="string" calcext:value-type="string">
            <text:p>TC_LF_013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he text enter into the Password field is toggled to hide its visibility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Enter any text into the 'Password' field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Text entered into the Password field should be toggled to hide its visibility (i.e. Instead of entered characters getting dispalyed, the Password field should show either * or . Symbols)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LF_014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he copying of the text entered into the Password field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Enter any text into the 'Password' field</text:p>
            <text:p>4. Select the text entered into the 'Password' field and press (Ctrl+C) shorcut for copying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assword text should not be copied</text:p>
          </table:table-cell>
          <table:table-cell table:style-name="ce18" table:number-columns-repeated="4"/>
          <table:table-cell table:number-columns-repeated="16373"/>
        </table:table-row>
        <table:table-row table:style-name="ro8">
          <table:table-cell table:style-name="ce8" office:value-type="string" calcext:value-type="string">
            <text:p>TC_LF_015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he Password is not visible in the Page Source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Enter any text into the 'Password' field</text:p>
            <text:p>4. Inspect the Password text field  (ER-1)</text:p>
            <text:p>5. Click on 'Login' button and inspect the Password text field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assword text should not be visible in the Page source</text:p>
          </table:table-cell>
          <table:table-cell table:style-name="ce18" table:number-columns-repeated="4"/>
          <table:table-cell table:number-columns-repeated="16373"/>
        </table:table-row>
        <table:table-row table:style-name="ro9">
          <table:table-cell table:style-name="ce8" office:value-type="string" calcext:value-type="string">
            <text:p>TC_LF_016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 after changing the password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Enter valid email address into the 'E-Mail Address' field - &lt;Refer Test Data&gt;</text:p>
            <text:p>4. Enter valid password into the 'Password' field - &lt;Refer Test Data&gt;</text:p>
            <text:p>5. Click on 'Login' button </text:p>
            <text:p>6. Click on 'Change your password' link</text:p>
            <text:p>7. Enter new password into the 'Password' and 'Password Confirm' fields</text:p>
            <text:p>8. Click on 'Continue' button</text:p>
            <text:p>9. Click on 'My Account' Dropmenu and select 'Logout' option</text:p>
            <text:p>10. Repeat steps 1 to 5 (ER-1)</text:p>
            <text:p>11. Enter new credentials given in Step 7 and click on 'Login' button (ER-2)</text:p>
          </table:table-cell>
          <table:table-cell table:style-name="ce8" office:value-type="string" calcext:value-type="string">
            <text:p>Email Address - amotoori5@gmail.com</text:p>
            <text:p/>
            <text:p>Password -</text:p>
            <text:p>12345</text:p>
          </table:table-cell>
          <table:table-cell table:style-name="ce8" office:value-type="string" calcext:value-type="string">
            <text:p>1. User should not be allowed to login</text:p>
            <text:p>2. User should be able to login</text:p>
          </table:table-cell>
          <table:table-cell table:style-name="ce18" table:number-columns-repeated="4"/>
          <table:table-cell table:number-columns-repeated="16373"/>
        </table:table-row>
        <table:table-row table:style-name="ro6">
          <table:table-cell table:style-name="ce8" office:value-type="string" calcext:value-type="string">
            <text:p>TC_LF_017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Logging into the Application, closing the Browser without loggingout and opening the application in the Browser again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(Verify ER-1)</text:p>
            <text:p>3. Enter valid email address into the 'E-Mail Address' field - &lt;Refer Test Data&gt;</text:p>
            <text:p>4. Enter valid password into the 'Password' field - &lt;Refer Test Data&gt;</text:p>
            <text:p>5. Click on 'Login' button </text:p>
            <text:p>6. Close the Browser</text:p>
            <text:p>7. Open the Browser and open the Application URL (ER-1)</text:p>
          </table:table-cell>
          <table:table-cell table:style-name="ce8" office:value-type="string" calcext:value-type="string">
            <text:p>Email Address - amotoori3@gmail.com</text:p>
            <text:p/>
            <text:p>Password -</text:p>
            <text:p>12345</text:p>
          </table:table-cell>
          <table:table-cell table:style-name="ce8" office:value-type="string" calcext:value-type="string">
            <text:p>1. Loggedin Sesion should be still maintained and User should not get logged out</text:p>
          </table:table-cell>
          <table:table-cell table:style-name="ce18" table:number-columns-repeated="4"/>
          <table:table-cell table:number-columns-repeated="16373"/>
        </table:table-row>
        <table:table-row table:style-name="ro6">
          <table:table-cell table:style-name="ce8" office:value-type="string" calcext:value-type="string">
            <text:p>TC_LF_018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imeout of the Login Session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(Verify ER-1)</text:p>
            <text:p>3. Enter valid email address into the 'E-Mail Address' field - &lt;Refer Test Data&gt;</text:p>
            <text:p>4. Enter valid password into the 'Password' field - &lt;Refer Test Data&gt;</text:p>
            <text:p>5. Click on 'Login' button</text:p>
            <text:p>6. Wait for more than 30 minutes without performing anything on the Application</text:p>
            <text:p>7. Perform any action on the Application</text:p>
          </table:table-cell>
          <table:table-cell table:style-name="ce8" office:value-type="string" calcext:value-type="string">
            <text:p>Email Address - amotoori3@gmail.com</text:p>
            <text:p/>
            <text:p>Password -</text:p>
            <text:p>12345</text:p>
          </table:table-cell>
          <table:table-cell table:style-name="ce8" office:value-type="string" calcext:value-type="string">
            <text:p>1. User should get automatically logged out with a proper message stating your session got expired.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LF_019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user is able to navigate to different pages from Login page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</text:p>
            <text:p>3. Click on 'Continue' button under 'New Customer' section (ER-1)</text:p>
            <text:p>4. Navigate back to Login page and click on different options like (Right Column options, Header options, Menu Options, Footer options and any other options) (ER-2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navigated to 'Register Account' page</text:p>
            <text:p>2. User should be navigated to the Appropriate pages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LF_020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he different ways of navigating to the Login page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Verify all the below ways of navigating to the Login page:</text:p>
            <text:p>Way 1 - Click on 'Login page' link in the 'Register Account' page (ER-1)</text:p>
            <text:p>Way 2 - Click on 'Login' option from the 'Right Column' options (ER-1)</text:p>
            <text:p>Way 3 - Select 'Login' option from the 'My Account' Dropmenu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navigated to 'Login' page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F_021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he Breakcrumb, Page Heading, Page Title and Page URL of Login page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Breadcrumb, Page Heading, Page URL and Page Title should be displayed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F_022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he UI of the Login page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Login page UI should adhere to the UI checklist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F_023</text:p>
          </table:table-cell>
          <table:table-cell table:style-name="ce8" office:value-type="string" calcext:value-type="string">
            <text:p>(TS_001) </text:p>
            <text:p>Login Functionality</text:p>
          </table:table-cell>
          <table:table-cell table:style-name="ce8" office:value-type="string" calcext:value-type="string">
            <text:p>Verify the Login page functionality in all the supported environments</text:p>
          </table:table-cell>
          <table:table-cell table:style-name="ce8" office:value-type="string" calcext:value-type="string">
            <text:p>Open the Application URL (http://tutorialsninja.com/demo) in any supported Browser</text:p>
          </table:table-cell>
          <table:table-cell table:style-name="ce8" office:value-type="string" calcext:value-type="string">
            <text:p>1. Click on 'My Account' Dropmenu</text:p>
            <text:p>2. Click on 'Login' option (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Login functionality should work correctly in all the supported environments</text:p>
          </table:table-cell>
          <table:table-cell table:style-name="ce18" table:number-columns-repeated="4"/>
          <table:table-cell table:number-columns-repeated="16373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ogout" table:style-name="ta1">
        <table:table-column table:style-name="co1" table:number-columns-repeated="2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" table:default-cell-style-name="ce33"/>
        <table:table-column table:style-name="co18" table:default-cell-style-name="ce33"/>
        <table:table-column table:style-name="co1" table:number-columns-repeated="16377" table:default-cell-style-name="ce33"/>
        <table:table-row table:style-name="ro1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Test Scenario </text:p>
          </table:table-cell>
          <table:table-cell table:style-name="ce8" office:value-type="string" calcext:value-type="string">
            <text:p>Test Case Title</text:p>
          </table:table-cell>
          <table:table-cell table:style-name="ce8" office:value-type="string" calcext:value-type="string">
            <text:p>Pre-requisites</text:p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Test Data</text:p>
          </table:table-cell>
          <table:table-cell table:style-name="ce8" office:value-type="string" calcext:value-type="string">
            <text:p>Expected Result (ER)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Comments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 table:number-columns-spanned="2" table:number-rows-spanned="1">
            <text:p><text:a xlink:href="#Test Scenarios!A10" xlink:type="simple">&lt;&lt; Test Scenarios</text:a></text:p>
          </table:table-cell>
          <table:covered-table-cell/>
          <table:table-cell table:style-name="ce18" table:number-columns-repeated="9"/>
          <table:table-cell table:number-columns-repeated="16373"/>
        </table:table-row>
        <table:table-row table:style-name="ro5">
          <table:table-cell table:style-name="ce8" office:value-type="string" calcext:value-type="string">
            <text:p>TC_LG_001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Logging out by selecting Logout option from 'My Account' dropmenu</text:p>
          </table:table-cell>
          <table:table-cell table:style-name="ce8" office:value-type="string" calcext:value-type="string">
            <text:p>1. Open the Application URL</text:p>
            <text:p>2. User is logged in</text:p>
          </table:table-cell>
          <table:table-cell table:style-name="ce8" office:value-type="string" calcext:value-type="string">
            <text:p>1. Click on 'My Account' Dropmenu </text:p>
            <text:p>2. Select 'Logout' option (Verify ER-1)</text:p>
            <text:p>3. Click on 'Continue' button (Verify ER-2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the 'Account Logout' page and User should see Login option inplace of Logout under the 'My Account' dropmenu</text:p>
            <text:p>2. User should be taken to the Home page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LG_002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Logging out by selecting Logout option from 'Right Column' options</text:p>
          </table:table-cell>
          <table:table-cell table:style-name="ce8" office:value-type="string" calcext:value-type="string">
            <text:p>1. Open the Application URL</text:p>
            <text:p>2. User is logged in and is on 'Account' page</text:p>
          </table:table-cell>
          <table:table-cell table:style-name="ce8" office:value-type="string" calcext:value-type="string">
            <text:p>1. Click on 'Logout' option from the Right Column  (Verify ER-1)</text:p>
            <text:p>2. Click on 'Continue' button (Verify ER-2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the 'Account Logout' page and User should see Login option inplace of Logout under the 'My Account' dropmenu</text:p>
            <text:p>2. User should be taken to the Home page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G_003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the Application session status, after logging and closing the Browser without logging out</text:p>
          </table:table-cell>
          <table:table-cell table:style-name="ce8" office:value-type="string" calcext:value-type="string">
            <text:p>1. Open the Application URL</text:p>
            <text:p>2. User is logged in</text:p>
          </table:table-cell>
          <table:table-cell table:style-name="ce8" office:value-type="string" calcext:value-type="string">
            <text:p>1. Close the Browser without Logging out</text:p>
            <text:p>2. Open the Browser and navigate the applicati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Application should not get logged out, instead the user loggedin session need to be mainitained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G_004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logging out and browsing back</text:p>
          </table:table-cell>
          <table:table-cell table:style-name="ce8" office:value-type="string" calcext:value-type="string">
            <text:p>1. Open the Application URL</text:p>
            <text:p>2. User is logged in</text:p>
          </table:table-cell>
          <table:table-cell table:style-name="ce8" office:value-type="string" calcext:value-type="string">
            <text:p>1. Click on 'My Account' Dropmenu </text:p>
            <text:p>2. Select 'Logout' option</text:p>
            <text:p>3. Click on Browser back butt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not get logged in</text:p>
          </table:table-cell>
          <table:table-cell table:style-name="ce18" table:number-columns-repeated="4"/>
          <table:table-cell table:number-columns-repeated="16373"/>
        </table:table-row>
        <table:table-row table:style-name="ro10">
          <table:table-cell table:style-name="ce8" office:value-type="string" calcext:value-type="string">
            <text:p>TC_LG_005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Logout option is not displayed under 'My Account' menu before logging in</text:p>
          </table:table-cell>
          <table:table-cell table:style-name="ce8" office:value-type="string" calcext:value-type="string">
            <text:p>1. Open the Application URL</text:p>
          </table:table-cell>
          <table:table-cell table:style-name="ce8" office:value-type="string" calcext:value-type="string">
            <text:p>1. Click on 'My Account' Dropmenu 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Logout option should not be displayed under 'My Account' dropmenu</text:p>
          </table:table-cell>
          <table:table-cell table:style-name="ce18" table:number-columns-repeated="4"/>
          <table:table-cell table:number-columns-repeated="16373"/>
        </table:table-row>
        <table:table-row table:style-name="ro10">
          <table:table-cell table:style-name="ce8" office:value-type="string" calcext:value-type="string">
            <text:p>TC_LG_006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Logout option is not displayed under 'Right Column' options before logging in</text:p>
          </table:table-cell>
          <table:table-cell table:style-name="ce8" office:value-type="string" calcext:value-type="string">
            <text:p>1. Open the Application </text:p>
          </table:table-cell>
          <table:table-cell table:style-name="ce8" office:value-type="string" calcext:value-type="string">
            <text:p>1. Click on 'My Account' Dropmenu </text:p>
            <text:p>2. Select 'Regiser' opti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Logout option should not be displayed in the 'Right Column'</text:p>
          </table:table-cell>
          <table:table-cell table:style-name="ce18" table:number-columns-repeated="4"/>
          <table:table-cell table:number-columns-repeated="16373"/>
        </table:table-row>
        <table:table-row table:style-name="ro6">
          <table:table-cell table:style-name="ce8" office:value-type="string" calcext:value-type="string">
            <text:p>TC_LG_007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logout from an Account from a single place after logging into it from different places</text:p>
          </table:table-cell>
          <table:table-cell table:style-name="ce8" office:value-type="string" calcext:value-type="string">
            <text:p>1. Open the Application URL</text:p>
            <text:p>2. User is logged in Firefox Browser of your laptop</text:p>
            <text:p>3. User is logged in with the same acccount of step2 in Chrome browser of your Mobile device</text:p>
          </table:table-cell>
          <table:table-cell table:style-name="ce8" office:value-type="string" calcext:value-type="string">
            <text:p>1. Click on 'My Account' Dropmenu in Firefox Browser</text:p>
            <text:p>2. Select 'Logout' option</text:p>
            <text:p>3. Perform any operation which requires the user to log, say navigating to Address Book page in the Chrome Browser of Mobile devic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be logged out in Mobile device too, instead of getting navigated to the Address book page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G_008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logging out and loggin in immediately after logout </text:p>
          </table:table-cell>
          <table:table-cell table:style-name="ce8" office:value-type="string" calcext:value-type="string">
            <text:p>1. Open the Application URL</text:p>
            <text:p>2. User is logged in</text:p>
          </table:table-cell>
          <table:table-cell table:style-name="ce8" office:value-type="string" calcext:value-type="string">
            <text:p>1. Click on 'My Account' Dropmenu </text:p>
            <text:p>2. Select 'Logout' option</text:p>
            <text:p>3. Login immediately again with same or different account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Same Account or Differnet Account should get loggedin </text:p>
          </table:table-cell>
          <table:table-cell table:style-name="ce18" table:number-columns-repeated="4"/>
          <table:table-cell table:number-columns-repeated="16373"/>
        </table:table-row>
        <table:table-row table:style-name="ro8">
          <table:table-cell table:style-name="ce8" office:value-type="string" calcext:value-type="string">
            <text:p>TC_LG_009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'Account Logout' page</text:p>
          </table:table-cell>
          <table:table-cell table:style-name="ce8" office:value-type="string" calcext:value-type="string">
            <text:p>1. Open the Application URL</text:p>
            <text:p>2. User is logged in</text:p>
          </table:table-cell>
          <table:table-cell table:style-name="ce8" office:value-type="string" calcext:value-type="string">
            <text:p>1. Click on 'My Account' Dropmenu </text:p>
            <text:p>2. Select 'Logout' option</text:p>
            <text:p>3. Check the Page Heading, Page Title, Page URL and Breadcrumb of the displayed 'Account Logout' pag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Page Heading, Page Title, Page URL and Breadcrumb are displayed for 'Account Logout' page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LG_010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the UI of the Logout option and the 'Account Logout' page</text:p>
          </table:table-cell>
          <table:table-cell table:style-name="ce8" office:value-type="string" calcext:value-type="string">
            <text:p>1. Open the Application URL</text:p>
            <text:p>2. User is logged in</text:p>
          </table:table-cell>
          <table:table-cell table:style-name="ce8" office:value-type="string" calcext:value-type="string">
            <text:p>1. Click on 'My Account' Dropmenu </text:p>
            <text:p>2. Select 'Logout' opti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UI adhering to the UI checklist should be displayed for Logout option (My Account DropMenu and Right Column) and 'Account Logout' page</text:p>
          </table:table-cell>
          <table:table-cell table:style-name="ce18" table:number-columns-repeated="4"/>
          <table:table-cell table:number-columns-repeated="16373"/>
        </table:table-row>
        <table:table-row table:style-name="ro10">
          <table:table-cell table:style-name="ce8" office:value-type="string" calcext:value-type="string">
            <text:p>TC_LG_011</text:p>
          </table:table-cell>
          <table:table-cell table:style-name="ce8" office:value-type="string" calcext:value-type="string">
            <text:p>(TS_002)</text:p>
            <text:p>Logout Functionality</text:p>
          </table:table-cell>
          <table:table-cell table:style-name="ce8" office:value-type="string" calcext:value-type="string">
            <text:p>Verify the Logout functionality in all the supported environments</text:p>
          </table:table-cell>
          <table:table-cell table:style-name="ce8" office:value-type="string" calcext:value-type="string">
            <text:p>1. Open the Application URL</text:p>
            <text:p>2. User is logged in</text:p>
          </table:table-cell>
          <table:table-cell table:style-name="ce8" office:value-type="string" calcext:value-type="string">
            <text:p>1. Click on 'My Account' Dropmenu </text:p>
            <text:p>2. Select 'Logout' opti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Logout functionality should work correctly in all the supported environments</text:p>
          </table:table-cell>
          <table:table-cell table:style-name="ce18" table:number-columns-repeated="4"/>
          <table:table-cell table:number-columns-repeated="16373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got Password" table:style-name="ta1">
        <table:table-column table:style-name="co1" table:number-columns-repeated="4" table:default-cell-style-name="ce33"/>
        <table:table-column table:style-name="co19" table:default-cell-style-name="ce33"/>
        <table:table-column table:style-name="co1" table:default-cell-style-name="ce33"/>
        <table:table-column table:style-name="co20" table:default-cell-style-name="ce33"/>
        <table:table-column table:style-name="co1" table:number-columns-repeated="16377" table:default-cell-style-name="ce33"/>
        <table:table-row table:style-name="ro1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Test Scenario </text:p>
          </table:table-cell>
          <table:table-cell table:style-name="ce8" office:value-type="string" calcext:value-type="string">
            <text:p>Test Case Title</text:p>
          </table:table-cell>
          <table:table-cell table:style-name="ce8" office:value-type="string" calcext:value-type="string">
            <text:p>Pre-requisites</text:p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Test Data</text:p>
          </table:table-cell>
          <table:table-cell table:style-name="ce8" office:value-type="string" calcext:value-type="string">
            <text:p>Expected Result (ER)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Comments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 table:number-columns-spanned="2" table:number-rows-spanned="1">
            <text:p><text:a xlink:href="#Test Scenarios!A10" xlink:type="simple">&lt;&lt; Test Scenarios</text:a></text:p>
          </table:table-cell>
          <table:covered-table-cell/>
          <table:table-cell table:style-name="ce18" table:number-columns-repeated="9"/>
          <table:table-cell table:number-columns-repeated="16373"/>
        </table:table-row>
        <table:table-row table:style-name="ro11">
          <table:table-cell table:style-name="ce8" office:value-type="string" calcext:value-type="string">
            <text:p>TC_FP_001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User is able to reset the password</text:p>
          </table:table-cell>
          <table:table-cell table:style-name="ce8" office:value-type="string" calcext:value-type="string">
            <text:p>1. Open the Application URL and navigate to Login Page</text:p>
            <text:p>2. An existing Account is required</text:p>
          </table:table-cell>
          <table:table-cell table:style-name="ce8" office:value-type="string" calcext:value-type="string">
            <text:p>1. Click on 'Forgotten Password' link from Login page (Verify ER-1)</text:p>
            <text:p>2. Enter the email address of an existing account for which you have forgot the password </text:p>
            <text:p>3. Click on 'Continue' button (Verify ER-2)</text:p>
            <text:p>4. Check the registered email address for which the password got reset (Verify ER-3)</text:p>
            <text:p>5. Click on the link for resseting the password from the received email body (Verify ER-4)</text:p>
            <text:p>6. Enter new password into the 'Password' and 'Confirm' fields</text:p>
            <text:p>7. Click on 'Continue' button (Verify ER-5)</text:p>
            <text:p>8. Enter the email address into the E-Mail address field and the new resetted password into the 'Password' field </text:p>
            <text:p>9. Click on 'Login' button (Verify ER-6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'Forgotten Password' page</text:p>
            <text:p>2. Success message with text - 'An email with a confirmation link has been sent your email address.' should be displayed in green color</text:p>
            <text:p>3. Verify that an email is received regarding resseting of the password to the registered email address </text:p>
            <text:p>4. User should be taken 'Reset your Password' page</text:p>
            <text:p>5. Success message with text - 'Success: Your password has been successfully updated.' should be displayed in green color and User should be navigated to 'Login' page</text:p>
            <text:p>6. User should be able to login with the new password</text:p>
          </table:table-cell>
          <table:table-cell table:style-name="ce18" table:number-columns-repeated="4"/>
          <table:table-cell table:number-columns-repeated="16373"/>
        </table:table-row>
        <table:table-row table:style-name="ro12">
          <table:table-cell table:style-name="ce8" office:value-type="string" calcext:value-type="string">
            <text:p>TC_FP_002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an email is sent with the proper details on resetting the password</text:p>
          </table:table-cell>
          <table:table-cell table:style-name="ce8" office:value-type="string" calcext:value-type="string">
            <text:p>1. Open the Application URL and navigate to Login Page</text:p>
            <text:p>2. An existing Account is required</text:p>
          </table:table-cell>
          <table:table-cell table:style-name="ce8" office:value-type="string" calcext:value-type="string">
            <text:p>1. Click on 'Forgotten Password' link from Login page </text:p>
            <text:p>2. Enter the email address of an existing account for which you have forgot the password </text:p>
            <text:p>3. Click on 'Continue' button</text:p>
            <text:p>4. Check the registered email address for which the password got reset (Verify ER-1 and ER-2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An email should be recevied by the registered email address with the details of resetting the password.</text:p>
            <text:p>2. Email should contain proper Subject, Body, from address and the link for resetting the password</text:p>
          </table:table-cell>
          <table:table-cell table:style-name="ce18" table:number-columns-repeated="4"/>
          <table:table-cell table:number-columns-repeated="16373"/>
        </table:table-row>
        <table:table-row table:style-name="ro6">
          <table:table-cell table:style-name="ce8" office:value-type="string" calcext:value-type="string">
            <text:p>TC_FP_003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logging into the Application with the old password after resetting it</text:p>
          </table:table-cell>
          <table:table-cell table:style-name="ce8" office:value-type="string" calcext:value-type="string">
            <text:p>1. An existing Account is required and we have reset the password</text:p>
            <text:p>2. Open the Application URL and navigate to Login Page</text:p>
          </table:table-cell>
          <table:table-cell table:style-name="ce8" office:value-type="string" calcext:value-type="string">
            <text:p>1. Enter registered email address into the 'E-Mail address' field</text:p>
            <text:p>2. Enter new password into the 'Password' field</text:p>
            <text:p>3. Click on 'Login' butt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not be able to login with old password </text:p>
          </table:table-cell>
          <table:table-cell table:style-name="ce18" table:number-columns-repeated="4"/>
          <table:table-cell table:number-columns-repeated="16373"/>
        </table:table-row>
        <table:table-row table:style-name="ro13">
          <table:table-cell table:style-name="ce8" office:value-type="string" calcext:value-type="string">
            <text:p>TC_FP_004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logging into the Application with the old password when you have initiated the resetting password process and have not reset the password</text:p>
          </table:table-cell>
          <table:table-cell table:style-name="ce8" office:value-type="string" calcext:value-type="string">
            <text:p>1. Open the Application URL and navigate to Login Page</text:p>
            <text:p>1. An existing Account is required </text:p>
          </table:table-cell>
          <table:table-cell table:style-name="ce8" office:value-type="string" calcext:value-type="string">
            <text:p>1. Click on 'Forgotten Password' link from Login page</text:p>
            <text:p>2. Enter the email address of an existing account for which you have forgot the password </text:p>
            <text:p>3. Click on 'Continue' button</text:p>
            <text:p>4. Enter registered email address into the 'E-mail Address' field</text:p>
            <text:p>5. Enter old password into the 'Password' field</text:p>
            <text:p>6. Click on 'Login' button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able to login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FP_005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resetting the password for a non-registered account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Click on 'Forgotten Password' link from Login page</text:p>
            <text:p>2. Enter an email address for which the Account doesn't exist in the application</text:p>
            <text:p>3. Click on 'Continue' button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Success message with text - 'An email with a confirmation link has been sent your email address.' should be displayed in green color</text:p>
          </table:table-cell>
          <table:table-cell table:style-name="ce18" table:number-columns-repeated="4"/>
          <table:table-cell table:number-columns-repeated="16373"/>
        </table:table-row>
        <table:table-row table:style-name="ro14">
          <table:table-cell table:style-name="ce8" office:value-type="string" calcext:value-type="string">
            <text:p>TC_FP_006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how many times the User is able to reset the password using the reset link sent over email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</text:p>
            <text:p>2. Enter the email address of an existing account for which you have forgot the password </text:p>
            <text:p>3. Click on 'Continue' button</text:p>
            <text:p>4. Check the registered email address for which the password got reset </text:p>
            <text:p>5. Click on the link for resseting the password from the received email body</text:p>
            <text:p>6. Enter new password into the 'Password' and 'Confirm' fields</text:p>
            <text:p>7. Click on 'Continue' button </text:p>
            <text:p>8. Repeat steps 5 to 7  for 2 to 3 times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allowed to use the link sent in the email for resetting the password only once</text:p>
          </table:table-cell>
          <table:table-cell table:style-name="ce18" table:number-columns-repeated="4"/>
          <table:table-cell table:number-columns-repeated="16373"/>
        </table:table-row>
        <table:table-row table:style-name="ro15">
          <table:table-cell table:style-name="ce8" office:value-type="string" calcext:value-type="string">
            <text:p>TC_FP_007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the User has given the same password into the 'Password' and 'Confirm' fields of the 'Reset your Password' page</text:p>
          </table:table-cell>
          <table:table-cell table:style-name="ce8" office:value-type="string" calcext:value-type="string">
            <text:p>1. Open the Application URL and navigate to Login Page</text:p>
            <text:p>2. An existing Account is required</text:p>
          </table:table-cell>
          <table:table-cell table:style-name="ce8" office:value-type="string" calcext:value-type="string">
            <text:p>1. Click on 'Forgotten Password' link from Login page</text:p>
            <text:p>2. Enter the email address of an existing account for which you have forgot the password </text:p>
            <text:p>3. Click on 'Continue' button</text:p>
            <text:p>4. Check the registered email address for which the password got reset </text:p>
            <text:p>5. Click on the link for resseting the password from the received email body</text:p>
            <text:p>6. Enter a password into the 'Password' field </text:p>
            <text:p>7. Enter a different password into the 'Confirm' fields</text:p>
            <text:p>8. Click on 'Continue' butt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A field level warning message with text - 'Password and password confirmation do not match!' should be displayed under 'confirm' field</text:p>
          </table:table-cell>
          <table:table-cell table:style-name="ce18" table:number-columns-repeated="4"/>
          <table:table-cell table:number-columns-repeated="16373"/>
        </table:table-row>
        <table:table-row table:style-name="ro16">
          <table:table-cell table:style-name="ce8" office:value-type="string" calcext:value-type="string">
            <text:p>TC_FP_008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the placeholders are displayed in the 'Password' and 'Confirm' fields of 'Reset your password' page</text:p>
          </table:table-cell>
          <table:table-cell table:style-name="ce8" office:value-type="string" calcext:value-type="string">
            <text:p>1. An existing Account is required, we have reset the password for this account and a reset password email is sent to the registered email address</text:p>
          </table:table-cell>
          <table:table-cell table:style-name="ce8" office:value-type="string" calcext:value-type="string">
            <text:p>1. Click on the reset password link available in the email </text:p>
            <text:p>2. Check whether the 'Password' and 'Confirm' fields in the 'Reset your Password' pag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placeholder texts are displayed inside the 'Password' and 'Confirm' fields of the 'Reset your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13">
          <table:table-cell table:style-name="ce8" office:value-type="string" calcext:value-type="string">
            <text:p>TC_FP_009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resetting the password without giving the new password in the 'Password' and 'Confirm' fields of 'Reset your Password' page</text:p>
          </table:table-cell>
          <table:table-cell table:style-name="ce8" office:value-type="string" calcext:value-type="string">
            <text:p>1. An existing Account is required, we have reset the password for this account and a reset password email is sent to the registered email address</text:p>
          </table:table-cell>
          <table:table-cell table:style-name="ce8" office:value-type="string" calcext:value-type="string">
            <text:p>1. Click on the reset password link available in the email </text:p>
            <text:p>2. Don't enter any password into the 'Password' and 'Confirm' fields of the 'Reset your Password' page</text:p>
            <text:p>3. Click on 'Continue' butt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Field level warning message with text - 'Password must be between 4 and 20 characters!' should be displayed for 'Password' field</text:p>
          </table:table-cell>
          <table:table-cell table:style-name="ce18" table:number-columns-repeated="4"/>
          <table:table-cell table:number-columns-repeated="16373"/>
        </table:table-row>
        <table:table-row table:style-name="ro16">
          <table:table-cell table:style-name="ce8" office:value-type="string" calcext:value-type="string">
            <text:p>TC_FP_010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clicking  'Back' button on the 'Reset your Password' page</text:p>
          </table:table-cell>
          <table:table-cell table:style-name="ce8" office:value-type="string" calcext:value-type="string">
            <text:p>1. An existing Account is required, we have reset the password for this account and a reset password email is sent to the registered email address</text:p>
          </table:table-cell>
          <table:table-cell table:style-name="ce8" office:value-type="string" calcext:value-type="string">
            <text:p>1. Click on the reset password link available in the email </text:p>
            <text:p>2. Click on 'Back' button on the 'Reset your Password' pag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navigated to 'Login' page</text:p>
          </table:table-cell>
          <table:table-cell table:style-name="ce18" table:number-columns-repeated="4"/>
          <table:table-cell table:number-columns-repeated="16373"/>
        </table:table-row>
        <table:table-row table:style-name="ro16">
          <table:table-cell table:style-name="ce8" office:value-type="string" calcext:value-type="string">
            <text:p>TC_FP_011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'Right Column' options are displayed in the 'Reset your Password' page</text:p>
          </table:table-cell>
          <table:table-cell table:style-name="ce8" office:value-type="string" calcext:value-type="string">
            <text:p>1. An existing Account is required, we have reset the password for this account and a reset password email is sent to the registered email address</text:p>
          </table:table-cell>
          <table:table-cell table:style-name="ce8" office:value-type="string" calcext:value-type="string">
            <text:p>1. Click on the reset password link available in the email </text:p>
            <text:p>2. Check for 'Right Column' options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'Right Columns' options should be displayed in the 'Reset your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16">
          <table:table-cell table:style-name="ce8" office:value-type="string" calcext:value-type="string">
            <text:p>TC_FP_012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the Breadcrumb of the 'Reset your Password' page</text:p>
          </table:table-cell>
          <table:table-cell table:style-name="ce8" office:value-type="string" calcext:value-type="string">
            <text:p>1. An existing Account is required, we have reset the password for this account and a reset password email is sent to the registered email address</text:p>
          </table:table-cell>
          <table:table-cell table:style-name="ce8" office:value-type="string" calcext:value-type="string">
            <text:p>1. Click on the reset password link available in the email </text:p>
            <text:p>2. Check the Breadcrumb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A proper working Breadcrumb should be displayed on the 'Reset your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16">
          <table:table-cell table:style-name="ce8" office:value-type="string" calcext:value-type="string">
            <text:p>TC_FP_013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Page Heading, Page URL and Page Title of the 'Reset your Password' page</text:p>
          </table:table-cell>
          <table:table-cell table:style-name="ce8" office:value-type="string" calcext:value-type="string">
            <text:p>1. An existing Account is required, we have reset the password for this account and a reset password email is sent to the registered email address</text:p>
          </table:table-cell>
          <table:table-cell table:style-name="ce8" office:value-type="string" calcext:value-type="string">
            <text:p>1. Click on the reset password link available in the email </text:p>
            <text:p>2. Check the Page Heading, Page URL and Page Titl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A proper Page Heading, Page URL and Page Title should be displayed for 'Reset your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16">
          <table:table-cell table:style-name="ce8" office:value-type="string" calcext:value-type="string">
            <text:p>TC_FP_014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the UI of the 'Reset your Password' page</text:p>
          </table:table-cell>
          <table:table-cell table:style-name="ce8" office:value-type="string" calcext:value-type="string">
            <text:p>1. An existing Account is required, we have reset the password for this account and a reset password email is sent to the registered email address</text:p>
          </table:table-cell>
          <table:table-cell table:style-name="ce8" office:value-type="string" calcext:value-type="string">
            <text:p>1. Click on the reset password link available in the email </text:p>
            <text:p>2. Check the UI of the Pag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UI adhering to the UI checklist should be displayed for 'Reset your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8">
          <table:table-cell table:style-name="ce8" office:value-type="string" calcext:value-type="string">
            <text:p>TC_FP_015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reseting the Password without providing the registered email address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</text:p>
            <text:p>2. Don't enter anything into the 'E-Mail Address' field</text:p>
            <text:p>3. Click on 'Continue' butt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Field level warning message with text - E-Mail must be between 4 and 20 characters!' should be displayed for 'E-Mail Address' field</text:p>
          </table:table-cell>
          <table:table-cell table:style-name="ce18" table:number-columns-repeated="4"/>
          <table:table-cell table:number-columns-repeated="16373"/>
        </table:table-row>
        <table:table-row table:style-name="ro7">
          <table:table-cell table:style-name="ce8" office:value-type="string" calcext:value-type="string">
            <text:p>TC_FP_016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ty Placehold text is displayed in the 'E-Mail Address' field of 'Forgotten Password' page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</text:p>
            <text:p>2. Check  Placeholder text for 'E-Mail' Address field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Placeholder text is displayed inside the 'E-Mail Address' fields  of the 'Forgotten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FP_017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'E-Mail Address' fied on the 'Forgotten Password' page is marked as mandatory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</text:p>
            <text:p>2. Check  the 'E-Mail' Address field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'E-Mail' Address field in the 'Forgotten Password' page should be marked as mandatory</text:p>
          </table:table-cell>
          <table:table-cell table:style-name="ce18" table:number-columns-repeated="4"/>
          <table:table-cell table:number-columns-repeated="16373"/>
        </table:table-row>
        <table:table-row table:style-name="ro13">
          <table:table-cell table:style-name="ce8" office:value-type="string" calcext:value-type="string">
            <text:p>TC_FP_018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entering invalid format email address into the 'E-Mail Address' field of 'Forgotten Password' page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</text:p>
            <text:p>2. Enter any invalid formatted email address into the 'E-Mail Address' field (Verify ER-1)</text:p>
          </table:table-cell>
          <table:table-cell table:style-name="ce8" office:value-type="string" calcext:value-type="string">
            <text:p>Try all below invalid email address formats:</text:p>
            <text:p>1) amotoori</text:p>
            <text:p>2) amotoori@</text:p>
            <text:p>3) amotoori@gmail</text:p>
            <text:p>4) amotoori@gmail.</text:p>
          </table:table-cell>
          <table:table-cell table:style-name="ce8" office:value-type="string" calcext:value-type="string">
            <text:p>1. Field level warning message informing the User to provide a valid formatted email address should be displayed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FP_019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Back button on the 'Forgotten Password' page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</text:p>
            <text:p>2. Click on 'Back' button 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'Login' page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FP_020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navigating to 'Forgotten Password' page from 'Right Column' options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option from the 'Right Column' 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navigated to 'Forgotten Password page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FP_021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Breadcrumb of the 'Forgotten Password' page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</text:p>
            <text:p>2. Check the working of Breadcrumb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A proper working Breadcrumb should be displayed on the 'Forgotten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13">
          <table:table-cell table:style-name="ce8" office:value-type="string" calcext:value-type="string">
            <text:p>TC_FP_022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the email address provided in the 'E-Mail Address' field of 'Login' page, need to be carry forwarded to the 'Forgotten Password' page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Enter email address into the 'E-Mail Address' field of the Login page</text:p>
            <text:p>2. Click on 'Forgotten Password' link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'Forgotten Password' page and email address given in the Login page should be displayed in this page by default [Usability point of view]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FP_023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the UI of the 'Forgotten Password' page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</text:p>
            <text:p>2. Check the UI of the Pag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UI adhering to the UI checklist should be displayed for 'Forgotten Password' page</text:p>
          </table:table-cell>
          <table:table-cell table:style-name="ce18" table:number-columns-repeated="4"/>
          <table:table-cell table:number-columns-repeated="16373"/>
        </table:table-row>
        <table:table-row table:style-name="ro16">
          <table:table-cell table:style-name="ce8" office:value-type="string" calcext:value-type="string">
            <text:p>TC_FP_024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the Password entered into the 'Password' and 'Confirm' fields of 'Reset your Password' page is toggled to hide its visibility</text:p>
          </table:table-cell>
          <table:table-cell table:style-name="ce8" office:value-type="string" calcext:value-type="string">
            <text:p>1. An existing Account is required, we have reset the D1:D25password for this account and a reset password email is sent to the registered email address</text:p>
          </table:table-cell>
          <table:table-cell table:style-name="ce8" office:value-type="string" calcext:value-type="string">
            <text:p>1. Click on the reset password link available in the email </text:p>
            <text:p>2. Enter any text into 'Password' and 'Confirm' fields on the 'Reset your Password' page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Text entered into the 'Password' and 'Confirmed' fields should be toggled to hide its visibility (i.e. * or . Symbols should be displayed)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FP_025</text:p>
          </table:table-cell>
          <table:table-cell table:style-name="ce8" office:value-type="string" calcext:value-type="string">
            <text:p>(TS_004)</text:p>
            <text:p>Forgot Passsword</text:p>
          </table:table-cell>
          <table:table-cell table:style-name="ce8" office:value-type="string" calcext:value-type="string">
            <text:p>Verify the Password Reset functionality in all the supported environments</text:p>
          </table:table-cell>
          <table:table-cell table:style-name="ce8" office:value-type="string" calcext:value-type="string">
            <text:p>1. Open the Application URL and navigate to Login Page</text:p>
          </table:table-cell>
          <table:table-cell table:style-name="ce8" office:value-type="string" calcext:value-type="string">
            <text:p>1. Click on 'Forgotten Password' link from Login page 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Reset Password functionality should work correctly in all the supported environments</text:p>
          </table:table-cell>
          <table:table-cell table:style-name="ce18" table:number-columns-repeated="4"/>
          <table:table-cell table:number-columns-repeated="1637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ome Page" table:style-name="ta1">
        <table:table-column table:style-name="co1" table:number-columns-repeated="2" table:default-cell-style-name="ce33"/>
        <table:table-column table:style-name="co21" table:default-cell-style-name="ce33"/>
        <table:table-column table:style-name="co1" table:default-cell-style-name="ce33"/>
        <table:table-column table:style-name="co22" table:default-cell-style-name="ce33"/>
        <table:table-column table:style-name="co1" table:default-cell-style-name="ce33"/>
        <table:table-column table:style-name="co23" table:default-cell-style-name="ce33"/>
        <table:table-column table:style-name="co1" table:number-columns-repeated="16377" table:default-cell-style-name="ce33"/>
        <table:table-row table:style-name="ro1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Test Scenario </text:p>
          </table:table-cell>
          <table:table-cell table:style-name="ce8" office:value-type="string" calcext:value-type="string">
            <text:p>Test Case Title</text:p>
          </table:table-cell>
          <table:table-cell table:style-name="ce8" office:value-type="string" calcext:value-type="string">
            <text:p>Pre-requisites</text:p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Test Data</text:p>
          </table:table-cell>
          <table:table-cell table:style-name="ce8" office:value-type="string" calcext:value-type="string">
            <text:p>Expected Result (ER)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Comments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 table:number-columns-spanned="2" table:number-rows-spanned="1">
            <text:p><text:a xlink:href="#Test Scenarios!A10" xlink:type="simple">&lt;&lt; Test Scenarios</text:a></text:p>
          </table:table-cell>
          <table:covered-table-cell/>
          <table:table-cell table:style-name="ce18" table:number-columns-repeated="9"/>
          <table:table-cell table:number-columns-repeated="16373"/>
        </table:table-row>
        <table:table-row table:style-name="ro12">
          <table:table-cell table:style-name="ce8" office:value-type="string" calcext:value-type="string">
            <text:p>TC_HP_001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navigating to Home Page from 'Shopping Cart' page</text:p>
          </table:table-cell>
          <table:table-cell table:style-name="ce8" office:value-type="string" calcext:value-type="string">
            <text:p>1. Open the Application URL</text:p>
          </table:table-cell>
          <table:table-cell table:style-name="ce8" office:value-type="string" calcext:value-type="string">
            <text:p>1. Enter any existing Product name into the Search text box field - &lt;Refer Test Data&gt;</text:p>
            <text:p>2. Click on the button having search icon</text:p>
            <text:p>3. Click on 'Add to Cart' button on the Product displayed in the Search results</text:p>
            <text:p>4. Click on the 'shopping cart!' link in the displayed success message</text:p>
            <text:p>5. Click on 'Continue Shopping' button in the displayed 'Shopping Cart' page (Verify ER-1)</text:p>
          </table:table-cell>
          <table:table-cell table:style-name="ce8" office:value-type="string" calcext:value-type="string">
            <text:p>Product Name: iMac</text:p>
          </table:table-cell>
          <table:table-cell table:style-name="ce8" office:value-type="string" calcext:value-type="string">
            <text:p>1. User should be taken to Home page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HP_002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navigating to Home Page from 'Order Success' page</text:p>
          </table:table-cell>
          <table:table-cell table:style-name="ce8" office:value-type="string" calcext:value-type="string">
            <text:p>1. Open the Application URL and place an order </text:p>
          </table:table-cell>
          <table:table-cell table:style-name="ce8" office:value-type="string" calcext:value-type="string">
            <text:p>1. Click on 'Continue' button in the 'Success' page (Verify ER-1)</text:p>
          </table:table-cell>
          <table:table-cell table:style-name="ce8" office:value-type="string" calcext:value-type="string">
            <text:p>Product Name: iMac</text:p>
          </table:table-cell>
          <table:table-cell table:style-name="ce8" office:value-type="string" calcext:value-type="string">
            <text:p>1. User should be taken to Home page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HP_003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navigating to Home page from any page of the Applcation using Logo</text:p>
          </table:table-cell>
          <table:table-cell table:style-name="ce8" office:value-type="string" calcext:value-type="string">
            <text:p>1. Open the Application URL and navigate to any page of the Application</text:p>
          </table:table-cell>
          <table:table-cell table:style-name="ce8" office:value-type="string" calcext:value-type="string">
            <text:p>1. Click on the Logo 'Your Store' in our applicati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Home page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HP_004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navigating to Home page from any Category Page which don't have any products</text:p>
          </table:table-cell>
          <table:table-cell table:style-name="ce8" office:value-type="string" calcext:value-type="string">
            <text:p>1. Open the Application URL</text:p>
          </table:table-cell>
          <table:table-cell table:style-name="ce8" office:value-type="string" calcext:value-type="string">
            <text:p>1. Hover the mouse on 'Desktops' menu </text:p>
            <text:p>2. Select 'PC(0)' option which has zero products</text:p>
            <text:p>3. Click on 'Continue' button in the PC Category page having zero products displayed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Home page</text:p>
          </table:table-cell>
          <table:table-cell table:style-name="ce18" table:number-columns-repeated="4"/>
          <table:table-cell table:number-columns-repeated="16373"/>
        </table:table-row>
        <table:table-row table:style-name="ro16">
          <table:table-cell table:style-name="ce8" office:value-type="string" calcext:value-type="string">
            <text:p>TC_HP_005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Hero Images and its slider options in the Home page</text:p>
          </table:table-cell>
          <table:table-cell table:style-name="ce8" office:value-type="string" calcext:value-type="string">
            <text:p>1. Open the Application URL</text:p>
          </table:table-cell>
          <table:table-cell table:style-name="ce8" office:value-type="string" calcext:value-type="string">
            <text:p>1. Check the Hero Images and slider options on the displayed Home page (Verify ER-1, ER-2,ER-3, ER-4 and ER-5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Correct Hero Images should be displayed. </text:p>
            <text:p>2. Hero Images should automatically slide</text:p>
            <text:p>3. Manually user should be able to slide the Hero Images using &lt; and &gt; options  </text:p>
            <text:p>4. Manually user should be able to slide the Hero Images using Swiper Pagination bullets under the Hero Images</text:p>
            <text:p>5. User should be able to scroll the images by selecting, holding and sliding the Hero images using mouse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HP_006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four featured products should be displayed in the Home Page</text:p>
          </table:table-cell>
          <table:table-cell table:style-name="ce8" office:value-type="string" calcext:value-type="string">
            <text:p>1. Open the Application URL</text:p>
          </table:table-cell>
          <table:table-cell table:style-name="ce8" office:value-type="string" calcext:value-type="string">
            <text:p>1. Check the Featured section in the displayed Home page (Verify ER-1 and ER-2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Four Featured Products should be displayed in the Featured Section </text:p>
            <text:p>2. All the option of the Products in the Featured section should be working correctly</text:p>
          </table:table-cell>
          <table:table-cell table:style-name="ce18" table:number-columns-repeated="4"/>
          <table:table-cell table:number-columns-repeated="16373"/>
        </table:table-row>
        <table:table-row table:style-name="ro13">
          <table:table-cell table:style-name="ce8" office:value-type="string" calcext:value-type="string">
            <text:p>TC_HP_007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Partner Carousel section and its slider options in the Home page</text:p>
          </table:table-cell>
          <table:table-cell table:style-name="ce8" office:value-type="string" calcext:value-type="string">
            <text:p>1. Open the Application URL</text:p>
          </table:table-cell>
          <table:table-cell table:style-name="ce8" office:value-type="string" calcext:value-type="string">
            <text:p>1. Check the Paterner Carousel Logo images and slider options on the displayed Home page (Verify ER-1, ER-2,ER-3, ER-4 and ER-5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Correct Logo Images of the partners should be displayed. </text:p>
            <text:p>2. Logo Images should automatically slide</text:p>
            <text:p>3. Manually user should be able to slide the Logo Images using &lt; and &gt; options  </text:p>
            <text:p>4. Manually user should be able to slide the Logo Images using Swiper Pagination bullets under the Hero Images</text:p>
            <text:p>5. User should be able to scroll the Logo images by selecting, holding and sliding the Logo images using mouse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HP_008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navigating to Home Page using 'Home' icon option of the Breadcrumb in different pages of the Application</text:p>
          </table:table-cell>
          <table:table-cell table:style-name="ce8" office:value-type="string" calcext:value-type="string">
            <text:p>1. Open the Application URL and navigate to different pages of the Application</text:p>
          </table:table-cell>
          <table:table-cell table:style-name="ce8" office:value-type="string" calcext:value-type="string">
            <text:p>1. Click on 'Home' icon option in different pages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taken to Home page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HP_009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the UI of 'Home' page functionality</text:p>
          </table:table-cell>
          <table:table-cell table:style-name="ce8" office:value-type="string" calcext:value-type="string">
            <text:p>1. Open the Application URL in any supported browser </text:p>
          </table:table-cell>
          <table:table-cell table:style-name="ce8" office:value-type="string" calcext:value-type="string">
            <text:p>1. Check the UI of the functionality related to 'Home' pag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UI adhering to the UI checklist should be displayed for the 'Home' page functionality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HP_010</text:p>
          </table:table-cell>
          <table:table-cell table:style-name="ce8" office:value-type="string" calcext:value-type="string">
            <text:p>(TS_011)</text:p>
            <text:p>Home Page</text:p>
          </table:table-cell>
          <table:table-cell table:style-name="ce8" office:value-type="string" calcext:value-type="string">
            <text:p>Verify the 'Home' page functionality in all the supported environment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Check the 'Home' page functionality in all the supported environments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'Home' page functionality should work correctly in all the supported environments</text:p>
          </table:table-cell>
          <table:table-cell table:style-name="ce18" table:number-columns-repeated="4"/>
          <table:table-cell table:number-columns-repeated="1637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arch" table:style-name="ta1">
        <table:table-column table:style-name="co1" table:number-columns-repeated="2" table:default-cell-style-name="ce33"/>
        <table:table-column table:style-name="co24" table:default-cell-style-name="ce33"/>
        <table:table-column table:style-name="co25" table:default-cell-style-name="ce33"/>
        <table:table-column table:style-name="co26" table:default-cell-style-name="ce33"/>
        <table:table-column table:style-name="co27" table:default-cell-style-name="ce33"/>
        <table:table-column table:style-name="co28" table:default-cell-style-name="ce33"/>
        <table:table-column table:style-name="co1" table:number-columns-repeated="16377" table:default-cell-style-name="ce33"/>
        <table:table-row table:style-name="ro1">
          <table:table-cell table:style-name="ce8" office:value-type="string" calcext:value-type="string">
            <text:p>Test Case ID</text:p>
          </table:table-cell>
          <table:table-cell table:style-name="ce8" office:value-type="string" calcext:value-type="string">
            <text:p>Test Scenario </text:p>
          </table:table-cell>
          <table:table-cell table:style-name="ce8" office:value-type="string" calcext:value-type="string">
            <text:p>Test Case Title</text:p>
          </table:table-cell>
          <table:table-cell table:style-name="ce8" office:value-type="string" calcext:value-type="string">
            <text:p>Pre-requisites</text:p>
          </table:table-cell>
          <table:table-cell table:style-name="ce8" office:value-type="string" calcext:value-type="string">
            <text:p>Test Steps</text:p>
          </table:table-cell>
          <table:table-cell table:style-name="ce8" office:value-type="string" calcext:value-type="string">
            <text:p>Test Data</text:p>
          </table:table-cell>
          <table:table-cell table:style-name="ce8" office:value-type="string" calcext:value-type="string">
            <text:p>Expected Result (ER)</text:p>
          </table:table-cell>
          <table:table-cell table:style-name="ce8" office:value-type="string" calcext:value-type="string">
            <text:p>Actual Result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Result</text:p>
          </table:table-cell>
          <table:table-cell table:style-name="ce8" office:value-type="string" calcext:value-type="string">
            <text:p>Comments</text:p>
          </table:table-cell>
          <table:table-cell table:number-columns-repeated="16373"/>
        </table:table-row>
        <table:table-row table:style-name="ro1">
          <table:table-cell table:style-name="ce8" office:value-type="string" calcext:value-type="string" table:number-columns-spanned="2" table:number-rows-spanned="1">
            <text:p><text:a xlink:href="#Test Scenarios!A10" xlink:type="simple">&lt;&lt; Test Scenarios</text:a></text:p>
          </table:table-cell>
          <table:covered-table-cell/>
          <table:table-cell table:style-name="ce18" table:number-columns-repeated="9"/>
          <table:table-cell table:number-columns-repeated="16373"/>
        </table:table-row>
        <table:table-row table:style-name="ro4">
          <table:table-cell table:style-name="ce8" office:value-type="string" calcext:value-type="string">
            <text:p>TC_SF_001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searching with an existing Product Name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any existing product name into the 'Search' text box field - &lt;Refer Test Data&gt;</text:p>
            <text:p>2. Click on the button having search icon (Verify ER-1)</text:p>
          </table:table-cell>
          <table:table-cell table:style-name="ce8" office:value-type="string" calcext:value-type="string">
            <text:p>Product Name: iMac</text:p>
          </table:table-cell>
          <table:table-cell table:style-name="ce8" office:value-type="string" calcext:value-type="string">
            <text:p>1. Searched product should be displayed in the search results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SF_002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searching with a non existing Product Name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non existing product name into the 'Search' text box field - &lt;Refer Test Data&gt;</text:p>
            <text:p>2. Click on the button having search icon (Verify ER-1)</text:p>
          </table:table-cell>
          <table:table-cell table:style-name="ce8" office:value-type="string" calcext:value-type="string">
            <text:p>Product Name: Fitbit</text:p>
          </table:table-cell>
          <table:table-cell table:style-name="ce8" office:value-type="string" calcext:value-type="string">
            <text:p>1. 'There is no product that matches the search criteria' should be displayed in the Search Results page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SF_003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searching without providing any Product Name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Don't enter anything into the 'Search' text box field </text:p>
            <text:p>2. Click on the button having search ic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'There is no product that matches the search criteria' should be displayed in the Search Results page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SF_004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ty searching for a product after login to the Application</text:p>
          </table:table-cell>
          <table:table-cell table:style-name="ce8" office:value-type="string" calcext:value-type="string">
            <text:p>1. Open the Application URL in any supported browser</text:p>
            <text:p>2. Login to the Application</text:p>
          </table:table-cell>
          <table:table-cell table:style-name="ce8" office:value-type="string" calcext:value-type="string">
            <text:p>1. Enter any existing product name into the 'Search' text box field - &lt;Refer Test Data&gt;</text:p>
            <text:p>2. Click on the button having search icon (Verify ER-1)</text:p>
          </table:table-cell>
          <table:table-cell table:style-name="ce8" office:value-type="string" calcext:value-type="string">
            <text:p>Product Name: iMac</text:p>
          </table:table-cell>
          <table:table-cell table:style-name="ce8" office:value-type="string" calcext:value-type="string">
            <text:p>1. Searched product should be displayed in the search results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SF_005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searching by providing a search criteria which results in mulitple product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the search criteria in the 'Search' text box field which can result in mutliple products - &lt;Refer Test Data&gt;</text:p>
            <text:p>2. Click on the button having search icon (Verify ER-1)</text:p>
          </table:table-cell>
          <table:table-cell table:style-name="ce8" office:value-type="string" calcext:value-type="string">
            <text:p>Product Name: Mac</text:p>
          </table:table-cell>
          <table:table-cell table:style-name="ce8" office:value-type="string" calcext:value-type="string">
            <text:p>1. More than one products should be displayed in the search results page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SF_006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all the fields in the Search functionality and Search page have placeholder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Don't enter anything into the 'Search' text box field </text:p>
            <text:p>2. Click on the button having search ic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placeholder text is displayed in the below fields:</text:p>
            <text:p>- Search text box field</text:p>
            <text:p>- Search Criteria text box field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SF_007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searching using 'Search Criteria' field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Don't enter anything into the 'Search' text box field </text:p>
            <text:p>2. Click on the button having search icon </text:p>
            <text:p>3. Enter any existing product name into the 'Search Criteria' text box field - &lt;Refer Test Data&gt;</text:p>
            <text:p>4. Click on 'Search' butt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Searched product should be displayed in the search results</text:p>
          </table:table-cell>
          <table:table-cell table:style-name="ce18" table:number-columns-repeated="4"/>
          <table:table-cell table:number-columns-repeated="16373"/>
        </table:table-row>
        <table:table-row table:style-name="ro12">
          <table:table-cell table:style-name="ce8" office:value-type="string" calcext:value-type="string">
            <text:p>TC_SF_008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Search using the text from the product description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Don't enter anything into the 'Search' text box field </text:p>
            <text:p>2. Click on the button having search icon </text:p>
            <text:p>3. Enter any text from the Product Description into the 'Search Criteria' text box field - &lt;Refer Test Data&gt;</text:p>
            <text:p>4. Select 'Search in product descriptions' checkbox option</text:p>
            <text:p>5. Click on 'Search' button (Verify ER-1)</text:p>
          </table:table-cell>
          <table:table-cell table:style-name="ce8" office:value-type="string" calcext:value-type="string">
            <text:p>Text in Production description of iMac Product:  iLife</text:p>
          </table:table-cell>
          <table:table-cell table:style-name="ce8" office:value-type="string" calcext:value-type="string">
            <text:p>1. Product having the given text in its description should be displayed in the search results</text:p>
          </table:table-cell>
          <table:table-cell table:style-name="ce18" table:number-columns-repeated="4"/>
          <table:table-cell table:number-columns-repeated="16373"/>
        </table:table-row>
        <table:table-row table:style-name="ro15">
          <table:table-cell table:style-name="ce8" office:value-type="string" calcext:value-type="string">
            <text:p>TC_SF_009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Search by selecting the category of product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Don't enter anything into the 'Search' text box field </text:p>
            <text:p>2. Click on the button having search icon </text:p>
            <text:p>3. Enter any Product Name into the 'Search Criteria' text box field - &lt;Refer Test Data&gt;</text:p>
            <text:p>4. Select the correct category of the given Product Name into 'Category' dropdown field - &lt;Refer Test Data&gt;</text:p>
            <text:p>5. Click on 'Search' button (Verify ER-1)</text:p>
            <text:p>6. Select a wrong category in tthe 'Category' dropdown field - - &lt;Refer Test Data&gt;</text:p>
            <text:p>7. Click on 'Search' button (Verify ER-2)</text:p>
          </table:table-cell>
          <table:table-cell table:style-name="ce8" office:value-type="string" calcext:value-type="string">
            <text:p>Product Name: iMac</text:p>
            <text:p>Correct Category Name: Mac</text:p>
            <text:p>Wrong Category Name: PC</text:p>
          </table:table-cell>
          <table:table-cell table:style-name="ce8" office:value-type="string" calcext:value-type="string">
            <text:p>1. Product should be successfully displayed in the search results.</text:p>
            <text:p>2. 'There is no product that matches the search criteria' should be displayed in the Search Results page</text:p>
          </table:table-cell>
          <table:table-cell table:style-name="ce18" table:number-columns-repeated="4"/>
          <table:table-cell table:number-columns-repeated="16373"/>
        </table:table-row>
        <table:table-row table:style-name="ro17">
          <table:table-cell table:style-name="ce8" office:value-type="string" calcext:value-type="string">
            <text:p>TC_SF_010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Search by selecting  to search in subcategorie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Don't enter anything into the 'Search' text box field </text:p>
            <text:p>2. Click on the button having search icon </text:p>
            <text:p>3. Enter any Product Name into the 'Search Criteria' text box field - &lt;Refer Test Data&gt;</text:p>
            <text:p>4. Select the Parent category of the given Product Name into 'Category' dropdown field - &lt;Refer Test Data&gt;</text:p>
            <text:p>5. Click on 'Search' button (Verify ER-1)</text:p>
            <text:p>6. Select 'Search in subcategories' checkbox field</text:p>
            <text:p>7. Click on 'Search' button (Verify ER-2)</text:p>
          </table:table-cell>
          <table:table-cell table:style-name="ce8" office:value-type="string" calcext:value-type="string">
            <text:p>Product Name: iMac</text:p>
            <text:p>Parent Category Name: Desktops</text:p>
          </table:table-cell>
          <table:table-cell table:style-name="ce8" office:value-type="string" calcext:value-type="string">
            <text:p>1. 'There is no product that matches the search criteria' should be displayed in the Search Results page</text:p>
            <text:p>2. Searched product should be displayed in the search results</text:p>
          </table:table-cell>
          <table:table-cell table:style-name="ce18" table:number-columns-repeated="4"/>
          <table:table-cell table:number-columns-repeated="16373"/>
        </table:table-row>
        <table:table-row table:style-name="ro9">
          <table:table-cell table:style-name="ce8" office:value-type="string" calcext:value-type="string">
            <text:p>TC_SF_011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List and Grid views when only one Product is displayed in the search result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any existing product name into the 'Search' text box field - &lt;Refer Test Data&gt;</text:p>
            <text:p>2. Click on the button having search icon </text:p>
            <text:p>3. Select 'List' option  (Verify ER-1)</text:p>
            <text:p>4. Click on the Image of the Product and name of the product (Verify ER-2)</text:p>
            <text:p>5. Repeat Steps 1 to 2 and Select 'Grid' option (Verify ER-3)</text:p>
            <text:p>6. Click on the Image of the Product and name of the product (Verify ER-4)</text:p>
          </table:table-cell>
          <table:table-cell table:style-name="ce8" office:value-type="string" calcext:value-type="string">
            <text:p>Product Name: iMac</text:p>
          </table:table-cell>
          <table:table-cell table:style-name="ce8" office:value-type="string" calcext:value-type="string">
            <text:p>1. Single product should be dislayed in the List view without any problems and all the options (Add to Cart, Wish List and Compare Product) are working </text:p>
            <text:p>2. User should be navigated to the Product Display Page of the product</text:p>
            <text:p>3. Single product should be dislayed in the Grid view without any problems and all the options (Add to Cart, Wish List and Compare Product) are working </text:p>
            <text:p>4. User should be navigated to the Product Display Page of the product</text:p>
          </table:table-cell>
          <table:table-cell table:style-name="ce18" table:number-columns-repeated="4"/>
          <table:table-cell table:number-columns-repeated="16373"/>
        </table:table-row>
        <table:table-row table:style-name="ro12">
          <table:table-cell table:style-name="ce8" office:value-type="string" calcext:value-type="string">
            <text:p>TC_SF_012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List and Grid views when  multiple Products are displayed in the search result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the search criteria in the 'Search' text box field which can result in mutliple products - &lt;Refer Test Data&gt;</text:p>
            <text:p>2. Click on the button having search icon (Verify ER-1)</text:p>
            <text:p>3. Select 'List' option  (Verify ER-2)</text:p>
            <text:p>4. Select 'Grid' option (Verify ER-3)</text:p>
          </table:table-cell>
          <table:table-cell table:style-name="ce8" office:value-type="string" calcext:value-type="string">
            <text:p>Search Criteria: Mac</text:p>
          </table:table-cell>
          <table:table-cell table:style-name="ce8" office:value-type="string" calcext:value-type="string">
            <text:p>1. More than one products should be displayed in the search results page</text:p>
            <text:p>2. Multiple product should be dislayed in the List view without any problems </text:p>
            <text:p>3. Multiple product should be dislayed in the Grid view without any problems </text:p>
          </table:table-cell>
          <table:table-cell table:style-name="ce18" table:number-columns-repeated="4"/>
          <table:table-cell table:number-columns-repeated="16373"/>
        </table:table-row>
        <table:table-row table:style-name="ro8">
          <table:table-cell table:style-name="ce8" office:value-type="string" calcext:value-type="string">
            <text:p>TC_SF_013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navigating to Product Compare Page from Search Results page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any existing product name into the 'Search' text box field - &lt;Refer Test Data&gt;</text:p>
            <text:p>2. Click on the button having search icon</text:p>
            <text:p>3. Click on the 'Product Compare' link (Verify ER-1)</text:p>
          </table:table-cell>
          <table:table-cell table:style-name="ce8" office:value-type="string" calcext:value-type="string">
            <text:p>Product Name: iMac</text:p>
          </table:table-cell>
          <table:table-cell table:style-name="ce8" office:value-type="string" calcext:value-type="string">
            <text:p>1. User should be navigated to the Product Compare Page</text:p>
          </table:table-cell>
          <table:table-cell table:style-name="ce18" table:number-columns-repeated="4"/>
          <table:table-cell table:number-columns-repeated="16373"/>
        </table:table-row>
        <table:table-row table:style-name="ro3">
          <table:table-cell table:style-name="ce8" office:value-type="string" calcext:value-type="string">
            <text:p>TC_SF_014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User is able to sort the Products displayed in the Search Result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the search criteria in the 'Search' text box field which can result in mutliple products - &lt;Refer Test Data&gt;</text:p>
            <text:p>2. Click on the button having search icon (Verify ER-1)</text:p>
            <text:p>3. Select serveral options from the 'Sort By' dropdown (Verify ER-2)</text:p>
          </table:table-cell>
          <table:table-cell table:style-name="ce8" office:value-type="string" calcext:value-type="string">
            <text:p>Product Name: Mac</text:p>
          </table:table-cell>
          <table:table-cell table:style-name="ce8" office:value-type="string" calcext:value-type="string">
            <text:p>1. More than one product should be displayed in the search results page</text:p>
            <text:p>2. Products are sorted according to the options selected in the 'Sort By' dropdown field</text:p>
          </table:table-cell>
          <table:table-cell table:style-name="ce18" table:number-columns-repeated="4"/>
          <table:table-cell table:number-columns-repeated="16373"/>
        </table:table-row>
        <table:table-row table:style-name="ro7">
          <table:table-cell table:style-name="ce8" office:value-type="string" calcext:value-type="string">
            <text:p>TC_SF_015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the User can select how many produts can be displayed in the Search Result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the search criteria in the 'Search' text box field which can result in mutliple products - &lt;Refer Test Data&gt;</text:p>
            <text:p>2. Click on the button having search icon (Verify ER-1)</text:p>
            <text:p>3. Select the number of Products to be displayed from the 'Show' dropdown (Verify ER-2)</text:p>
          </table:table-cell>
          <table:table-cell table:style-name="ce8" office:value-type="string" calcext:value-type="string">
            <text:p>Product Name: Mac</text:p>
          </table:table-cell>
          <table:table-cell table:style-name="ce8" office:value-type="string" calcext:value-type="string">
            <text:p>1. More than one product should be displayed in the search results page</text:p>
            <text:p>2. The selected number of products should be displayed in the current search page</text:p>
          </table:table-cell>
          <table:table-cell table:style-name="ce18" table:number-columns-repeated="4"/>
          <table:table-cell table:number-columns-repeated="16373"/>
        </table:table-row>
        <table:table-row table:style-name="ro8">
          <table:table-cell table:style-name="ce8" office:value-type="string" calcext:value-type="string">
            <text:p>TC_SF_016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'Search' textbox field and the button having search icon are displayed on all the page of the Application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Navigate to all the pages of the Applicati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Search box field and the button with 'Search' icon should be displayed on all the page of the Application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SF_017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navigating to Search page from the Site Map page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Click on 'Site Map' link in the footer options</text:p>
            <text:p>2. Click on the 'Search' link from the 'Site Map' pag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navigated to 'Search' page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SF_018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Breadcrumb of the 'Search' page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any existing product name into the 'Search' text box field - &lt;Refer Test Data&gt;</text:p>
            <text:p>2. Click on the button having search icon </text:p>
            <text:p>3. Check whether the Breadcrumb option</text:p>
          </table:table-cell>
          <table:table-cell table:style-name="ce8" office:value-type="string" calcext:value-type="string">
            <text:p>Product Name: iMac</text:p>
          </table:table-cell>
          <table:table-cell table:style-name="ce8" office:value-type="string" calcext:value-type="string">
            <text:p>1. Breakcrumb option should be working correctly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SF_019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we can use all the options of Search functionality using the Keybaord key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Press Tab and Enter keys to perform Search operation and select several options in the Search page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User should be able to perform Search operation and select several options in the Search page using the Keyboard keys Tab and Enter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SF_020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Page Heading, Page URL and Page Title of the 'Search' page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Click on the button having search icon </text:p>
            <text:p>2. Check the Page Heading, Page URL and Page Title of the 'Search' page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A proper Page Heading, Page URL and Page Title should be displayed for 'Search' page</text:p>
          </table:table-cell>
          <table:table-cell table:style-name="ce18" table:number-columns-repeated="4"/>
          <table:table-cell table:number-columns-repeated="16373"/>
        </table:table-row>
        <table:table-row table:style-name="ro5">
          <table:table-cell table:style-name="ce8" office:value-type="string" calcext:value-type="string">
            <text:p>TC_SF_021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the UI of Search functionality and Search page option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Click on the button having search ic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Proper UI adhering to the UI checklist should be displayed for the complete Search functionality</text:p>
          </table:table-cell>
          <table:table-cell table:style-name="ce18" table:number-columns-repeated="4"/>
          <table:table-cell table:number-columns-repeated="16373"/>
        </table:table-row>
        <table:table-row table:style-name="ro4">
          <table:table-cell table:style-name="ce8" office:value-type="string" calcext:value-type="string">
            <text:p>TC_SF_022</text:p>
          </table:table-cell>
          <table:table-cell table:style-name="ce8" office:value-type="string" calcext:value-type="string">
            <text:p>(TS_005)</text:p>
            <text:p>Search Functionality</text:p>
          </table:table-cell>
          <table:table-cell table:style-name="ce8" office:value-type="string" calcext:value-type="string">
            <text:p>Verify the Search functionality in all the supported environments</text:p>
          </table:table-cell>
          <table:table-cell table:style-name="ce8" office:value-type="string" calcext:value-type="string">
            <text:p>1. Open the Application URL in any supported browser</text:p>
          </table:table-cell>
          <table:table-cell table:style-name="ce8" office:value-type="string" calcext:value-type="string">
            <text:p>1. Enter any existing product name into the 'Search' text box field - &lt;Refer Test Data&gt;</text:p>
            <text:p>2. Click on the button having search icon (Verify ER-1)</text:p>
          </table:table-cell>
          <table:table-cell table:style-name="ce8" office:value-type="string" calcext:value-type="string">
            <text:p>Not Applicable</text:p>
          </table:table-cell>
          <table:table-cell table:style-name="ce8" office:value-type="string" calcext:value-type="string">
            <text:p>1. Search functionality should work correctly in all the supported environments</text:p>
          </table:table-cell>
          <table:table-cell table:style-name="ce18" table:number-columns-repeated="4"/>
          <table:table-cell table:number-columns-repeated="16373"/>
        </table:table-row>
        <table:table-row table:style-name="ro1" table:number-rows-repeated="104855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Forgot Password!A1" table:base-cell-address="$'Forgot Password'.$A$1" table:cell-range-address="$'Forgot Password'.$A$1"/>
        <table:named-range table:name="Home Page!A1" table:base-cell-address="$'Home Page'.$A$1" table:cell-range-address="$'Home Page'.$A$1"/>
        <table:named-range table:name="Login!A1" table:base-cell-address="$Login.$A$1" table:cell-range-address="$Login.$A$1"/>
        <table:named-range table:name="Logout!A1" table:base-cell-address="$Logout.$A$1" table:cell-range-address="$Logout.$A$1"/>
        <table:named-range table:name="Search!A1" table:base-cell-address="$Search.$A$1" table:cell-range-address="$Search.$A$1"/>
        <table:named-range table:name="Test Scenarios!A10" table:base-cell-address="$'Test Scenarios'.$A$10" table:cell-range-address="$'Test Scenarios'.$A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8:22:25.2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07:22:20.794000000</meta:creation-date>
    <meta:generator>LibreOffice/24.8.5.2$Windows_X86_64 LibreOffice_project/fddf2685c70b461e7832239a0162a77216259f22</meta:generator>
    <dc:date>2025-03-16T00:05:47.731000000</dc:date>
    <meta:editing-duration>PT6H3M9S</meta:editing-duration>
    <meta:editing-cycles>28</meta:editing-cycles>
    <meta:document-statistic meta:table-count="7" meta:cell-count="835" meta:object-count="0"/>
    <meta:user-defined meta:name="ProgId">Excel.Sheet</meta:user-defined>
  </office:meta>
</office:document-meta>
</file>